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S Text" svg:font-family="'YS Text', 'Helvetica Neue', Arial, sans-serif"/>
  </office:font-face-decls>
  <office:automatic-styles>
    <style:style style:name="Таблица1" style:family="table">
      <style:table-properties style:width="4.907cm" fo:margin-left="0.019cm" table:align="left"/>
    </style:style>
    <style:style style:name="Таблица1.A" style:family="table-column">
      <style:table-column-properties style:column-width="2.309cm"/>
    </style:style>
    <style:style style:name="Таблица1.B" style:family="table-column">
      <style:table-column-properties style:column-width="2.598cm"/>
    </style:style>
    <style:style style:name="Таблица1.A1" style:family="table-cell">
      <style:table-cell-properties style:vertical-align="middle" fo:padding-left="0cm" fo:padding-right="0.212cm" fo:padding-top="0cm" fo:padding-bottom="0.212cm" fo:border-left="none" fo:border-right="1.5pt solid #becae1" fo:border-top="none" fo:border-bottom="1.5pt solid #becae1"/>
    </style:style>
    <style:style style:name="Таблица1.B1" style:family="table-cell">
      <style:table-cell-properties style:vertical-align="middle" fo:padding-left="0cm" fo:padding-right="0cm" fo:padding-top="0cm" fo:padding-bottom="0.212cm" fo:border-left="none" fo:border-right="none" fo:border-top="none" fo:border-bottom="1.5pt solid #becae1"/>
    </style:style>
    <style:style style:name="Таблица1.A2" style:family="table-cell">
      <style:table-cell-properties style:vertical-align="middle" fo:padding-left="0cm" fo:padding-right="0.212cm" fo:padding-top="0.212cm" fo:padding-bottom="0cm" fo:border-left="none" fo:border-right="1.5pt solid #becae1" fo:border-top="1.5pt solid #becae1" fo:border-bottom="none"/>
    </style:style>
    <style:style style:name="Таблица1.B2" style:family="table-cell">
      <style:table-cell-properties style:vertical-align="middle" fo:padding-left="0cm" fo:padding-right="0cm" fo:padding-top="0.212cm" fo:padding-bottom="0cm" fo:border-left="none" fo:border-right="none" fo:border-top="1.5pt solid #becae1" fo:border-bottom="none"/>
    </style:style>
    <style:style style:name="Таблица2" style:family="table">
      <style:table-properties style:width="4.013cm" table:align="left"/>
    </style:style>
    <style:style style:name="Таблица2.A" style:family="table-column">
      <style:table-column-properties style:column-width="1.136cm"/>
    </style:style>
    <style:style style:name="Таблица2.B" style:family="table-column">
      <style:table-column-properties style:column-width="2.877cm"/>
    </style:style>
    <style:style style:name="Таблица2.A1" style:family="table-cell">
      <style:table-cell-properties style:vertical-align="middle" fo:padding-left="0cm" fo:padding-right="0.212cm" fo:padding-top="0cm" fo:padding-bottom="0.212cm" fo:border-left="none" fo:border-right="1.5pt solid #becae1" fo:border-top="none" fo:border-bottom="1.5pt solid #becae1"/>
    </style:style>
    <style:style style:name="Таблица2.B1" style:family="table-cell">
      <style:table-cell-properties style:vertical-align="middle" fo:padding-left="0cm" fo:padding-right="0cm" fo:padding-top="0cm" fo:padding-bottom="0.212cm" fo:border-left="none" fo:border-right="none" fo:border-top="none" fo:border-bottom="1.5pt solid #becae1"/>
    </style:style>
    <style:style style:name="Таблица2.A2" style:family="table-cell">
      <style:table-cell-properties style:vertical-align="middle" fo:padding-left="0cm" fo:padding-right="0.212cm" fo:padding-top="0.212cm" fo:padding-bottom="0cm" fo:border-left="none" fo:border-right="1.5pt solid #becae1" fo:border-top="1.5pt solid #becae1" fo:border-bottom="none"/>
    </style:style>
    <style:style style:name="Таблица2.B2" style:family="table-cell">
      <style:table-cell-properties style:vertical-align="middle" fo:padding-left="0cm" fo:padding-right="0cm" fo:padding-top="0.212cm" fo:padding-bottom="0cm" fo:border-left="none" fo:border-right="none" fo:border-top="1.5pt solid #becae1" fo:border-bottom="none"/>
    </style:style>
    <style:style style:name="P1" style:family="paragraph" style:parent-style-name="Standard">
      <style:text-properties style:font-name="Arial1" fo:font-size="12pt" officeooo:rsid="00042a1b" officeooo:paragraph-rsid="00042a1b" fo:background-color="#ffff00" style:font-size-asian="12pt" style:font-size-complex="12pt"/>
    </style:style>
    <style:style style:name="P2" style:family="paragraph" style:parent-style-name="Standard">
      <style:text-properties style:font-name="Arial1" fo:font-size="12pt" fo:font-weight="bold" officeooo:rsid="00042a1b" officeooo:paragraph-rsid="00042a1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1" fo:font-size="12pt" fo:font-weight="normal" officeooo:paragraph-rsid="00042a1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paragraph-rsid="00042a1b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rsid="00042a1b" officeooo:paragraph-rsid="00042a1b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Arial1" fo:font-size="12pt" fo:font-weight="normal" officeooo:rsid="00042a1b" officeooo:paragraph-rsid="00042a1b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1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Arial1" fo:font-size="12pt" fo:font-weight="normal" officeooo:rsid="00042a1b" officeooo:paragraph-rsid="00042a1b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Arial1" fo:font-size="12pt" fo:font-weight="bold" officeooo:rsid="00042a1b" officeooo:paragraph-rsid="00042a1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style:font-name="Arial1" fo:font-size="12pt" fo:font-weight="bold" officeooo:rsid="00042a1b" officeooo:paragraph-rsid="00042a1b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1" fo:font-size="12pt" fo:font-weight="normal" officeooo:rsid="00042a1b" officeooo:paragraph-rsid="00042a1b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style:font-name="Arial1" fo:font-size="12pt" fo:font-weight="bold" officeooo:rsid="00042e8e" officeooo:paragraph-rsid="00042e8e" style:font-size-asian="12pt" style:font-weight-asian="bold" style:font-size-complex="12pt" style:font-weight-complex="bold"/>
    </style:style>
    <style:style style:name="T1" style:family="text">
      <style:text-properties officeooo:rsid="00042a1b"/>
    </style:style>
    <style:style style:name="T2" style:family="text">
      <style:text-properties fo:font-variant="normal" fo:text-transform="none" fo:color="#000000" loext:opacity="100%" fo:letter-spacing="normal" fo:font-style="normal"/>
    </style:style>
    <style:style style:name="T3" style:family="text">
      <style:text-properties officeooo:rsid="00042a1b" style:font-weight-asian="normal" style:font-weight-complex="normal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ть на рабочем столе папку с фамилией + вариант.</text:p>
      <text:p text:style-name="P1">1 задача=1 файл (имя файла номер задачи)</text:p>
      <text:p text:style-name="P1"/>
      <text:p text:style-name="P2">Вариант 1</text:p>
      <text:p text:style-name="P2"/>
      <text:p text:style-name="P3"><text:span text:style-name="T1">1. </text:span><text:span text:style-name="T2">Юная разведчица Соня основала штаб-квартиру на чердаке дачного дома. Пароль для входа — это значение выражения a * b // c. Даны числа a, b, c. Выведи пароль.</text:span></text:p>
      <text:p text:style-name="P4"/>
      <text:p text:style-name="P5"><text:span text:style-name="T3">2. </text:span>Макс распределил маленьких футболистов по четырём командам и велел всем носить футболки цвета своей команды. У первой команды цвет оранжевый, у второй — белый, у третьей — синий, а у четвёртой — зелёный.</text:p>
      <text:p text:style-name="P6">Дан цвет. Выведи номер команды (цифрой). Обрати внимание, что слово «зелёный» пишется через «ё».</text:p>
      <text:p text:style-name="P7"/>
      <text:p text:style-name="P8">3. Юную разведчицу Соню раскрыл вражеский агент Вася. Теперь он заставляет её переписывать в тетрадь длинные сложные слова. Соне скучно, поэтому она считает буквы в каждом слове и загадывает: дойду до первого слова, количество букв в котором делится на 7, и съем шоколадку.</text:p>
      <text:p text:style-name="P8">Дано число n и n слов. Выведи номер первого слова, длина которого делится на 7, или "НЕТ", если такого имени нет. Нумерация начинается с единицы.</text:p>
      <text:p text:style-name="P8"/>
      <text:p text:style-name="P8">4.Дано несколько чисел по одному в строке, среди которых есть хотя бы одно отрицательное.</text:p>
      <text:p text:style-name="P8">Вывести массив всех чисел последовательности до первого отрицательного.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<text:span text:style-name="Strong_20_Emphasis"><text:span text:style-name="T4">Ввод</text:span></text:span></text:p>
          </table:table-cell>
          <table:table-cell table:style-name="Таблица1.B1" office:value-type="string">
            <text:p text:style-name="P9"><text:span text:style-name="Strong_20_Emphasis"><text:span text:style-name="T4">Вывод</text:span></text:span></text:p>
          </table:table-cell>
        </table:table-row>
        <table:table-row>
          <table:table-cell table:style-name="Таблица1.A2" office:value-type="string">
            <text:p text:style-name="P10">3<text:line-break/>4<text:line-break/>5<text:line-break/>0<text:line-break/>5<text:line-break/>-4<text:line-break/>6<text:line-break/>7</text:p>
          </table:table-cell>
          <table:table-cell table:style-name="Таблица1.B2" office:value-type="string">
            <text:p text:style-name="P11">[3, 4, 5, 0, 5]</text:p>
          </table:table-cell>
        </table:table-row>
      </table:table>
      <text:p text:style-name="P12"/>
      <text:p text:style-name="P8">5. Исполнитель Редактор получает на вход строку цифр и преобразовывает её. Редактор может выполнять две команды, в обеих командах v и w обозначают цепочки цифр.<text:line-break/><text:line-break/>А)  заменить (v, w).<text:line-break/><text:line-break/>Эта команда заменяет в строке первое слева вхождение цепочки v на цепочку w. Например, выполнение команды заменить (111, 27) преобразует строку 05111150 в строку 0527150.<text:line-break/><text:line-break/>Если в строке нет вхождений цепочки v, то выполнение команды заменить (v, w) не меняет эту строку.<text:line-break/><text:line-break/>Б)  нашлось (v).<text:line-break/><text:line-break/>Эта команда проверяет, встречается ли цепочка v в строке исполнителя Редактор. <text:soft-page-break/>Если она встречается, то команда возвращает логическое значение «истина», в противном случае возвращает значение «ложь». Строка исполнителя при этом не изменяется.<text:line-break/><text:line-break/>Цикл<text:line-break/><text:line-break/>  ПОКА условие<text:line-break/><text:line-break/>    последовательность команд<text:line-break/><text:line-break/>  КОНЕЦ ПОКА<text:line-break/><text:line-break/>выполняется, пока условие истинно.<text:line-break/><text:line-break/>В конструкции<text:line-break/><text:line-break/>  ЕСЛИ условие<text:line-break/><text:line-break/>    ТО команда1<text:line-break/><text:line-break/>    ИНАЧЕ команда2<text:line-break/><text:line-break/>  КОНЕЦ ЕСЛИ<text:line-break/><text:line-break/>выполняется команда1 (если условие истинно) или команда2 (если условие ложно).<text:line-break/><text:line-break/> <text:line-break/><text:line-break/>Какая строка получится в результате применения приведённой ниже программы к строке, <text:span text:style-name="T5">состоящей из 125 идущих подряд цифр 8</text:span>? В ответе запишите полученную строку.<text:line-break/><text:line-break/><text:span text:style-name="T5">НАЧАЛО<text:line-break/><text:line-break/>ПОКА нашлось (333) ИЛИ нашлось (888)<text:line-break/><text:line-break/>  ЕСЛИ нашлось (333)<text:line-break/><text:line-break/>    ТО заменить (333, 8)<text:line-break/><text:line-break/>    ИНАЧЕ заменить (888, 3)<text:line-break/><text:line-break/>  КОНЕЦ ЕСЛИ<text:line-break/><text:line-break/>КОНЕЦ ПОКА<text:line-break/><text:line-break/>КОНЕЦ</text:span></text:p>
      <text:p text:style-name="P13"/>
      <text:p text:style-name="P2"/>
      <text:p text:style-name="P14">Вариант 2</text:p>
      <text:p text:style-name="P15"/>
      <text:p text:style-name="P3"><text:span text:style-name="T1">1. </text:span><text:span text:style-name="T2">Макс учит детей играть в футбол. Дети полюбили Макса и стали бегать к нему с разными вопросами, чаще всего почему-то с математикой. У Макса по алгебре тройка, но с задачами для начальной школы он вполне справляется.</text:span></text:p>
      <text:p text:style-name="P4">Петя попросил Макса помочь посчитать выражение: a разделить на b и умножить на c. Даны числа a, b, c. Выведи a // b * c.</text:p>
      <text:p text:style-name="P13"><text:span text:style-name="T6"/></text:p>
      <text:p text:style-name="P13"><text:span text:style-name="T6">2. Юная разведчица Соня получает секретные сообщения от четырёх организаций. Она ищет на дачном участке лепестки цветов и считает их количество. Первая организация отправляет Соне лепестки роз, вторая — тюльпанов, третья — ландышей, а четвёртая — герани.</text:span></text:p>
      <text:p text:style-name="P13"><text:span text:style-name="T6">Дано название цветка (в единственном числе). Выведи номер организации.</text:span></text:p>
      <text:p text:style-name="P13"><text:span text:style-name="T6"/></text:p>
      <text:p text:style-name="P13"><text:span text:style-name="T6">3. У Макса в футбольном кружке n учеников. На каждом занятии они пишут свои имена в столбик. Вечером Макс переносит их в свой журнал. Имён много, а переносить скучно. Поэтому Макс считает буквы в каждом имени и ставит себе условие: скопирую до первого имени, в котором 7 букв, и съем шоколадку.</text:span></text:p>
      <text:p text:style-name="P13"><text:span text:style-name="T6">Дано число n и n имён юных футболистов. Выведи номер первого имени, в котором 7 букв, или "НЕТ", если такого имени нет. Нумерация начинается с единицы.</text:span></text:p>
      <text:p text:style-name="P13"><text:span text:style-name="T6"/></text:p>
      <text:p text:style-name="P13"><text:span text:style-name="T6">4.Дано число N и N строк с целыми числами.</text:span></text:p>
      <text:p text:style-name="P13"><text:span text:style-name="T6">Создай массив, в котором каждый элемент повторяется дважды, и выведи его.</text:span></text:p>
      <text:p text:style-name="P13"><text:span text:style-name="T6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<text:span text:style-name="Strong_20_Emphasis"><text:span text:style-name="T4">Ввод</text:span></text:span></text:p>
          </table:table-cell>
          <table:table-cell table:style-name="Таблица2.B1" office:value-type="string">
            <text:p text:style-name="P9"><text:span text:style-name="Strong_20_Emphasis"><text:span text:style-name="T4">Вывод</text:span></text:span></text:p>
          </table:table-cell>
        </table:table-row>
        <table:table-row>
          <table:table-cell table:style-name="Таблица2.A2" office:value-type="string">
            <text:p text:style-name="P10">3<text:line-break/>4<text:line-break/>5<text:line-break/>2</text:p>
          </table:table-cell>
          <table:table-cell table:style-name="Таблица2.B2" office:value-type="string">
            <text:p text:style-name="P11">[4, 4, 5, 5, 2, 2]</text:p>
          </table:table-cell>
        </table:table-row>
      </table:table>
      <text:p text:style-name="P13"><text:span text:style-name="T6"/></text:p>
      <text:p text:style-name="P16"><text:span text:style-name="T6">5. Исполнитель Редактор получает на вход строку цифр и преобразовывает её. Редактор может выполнять две команды, в обеих командах v и w обозначают цепочки цифр.<text:line-break/><text:line-break/>А)  заменить (v, w).<text:line-break/><text:line-break/>Эта команда заменяет в строке первое слева вхождение цепочки v на цепочку w. Например, выполнение команды заменить (111, 27) преобразует строку 05111150 в строку 0527150.<text:line-break/><text:line-break/>Если в строке нет вхождений цепочки v, то выполнение команды заменить (v, w) не меняет эту строку.<text:line-break/><text:line-break/>Б)  нашлось (v).<text:line-break/><text:line-break/>Эта команда проверяет, встречается ли цепочка v в строке исполнителя Редактор. Если она встречается, то команда возвращает логическое значение «истина», в противном случае возвращает значение «ложь». Строка исполнителя при этом не изменяется.<text:line-break/><text:line-break/></text:span><text:soft-page-break/><text:span text:style-name="T6">Цикл<text:line-break/><text:line-break/>  ПОКА условие<text:line-break/><text:line-break/>    последовательность команд<text:line-break/><text:line-break/>  КОНЕЦ ПОКА<text:line-break/><text:line-break/>выполняется, пока условие истинно.<text:line-break/><text:line-break/>В конструкции<text:line-break/><text:line-break/>  ЕСЛИ условие<text:line-break/><text:line-break/>    ТО команда1<text:line-break/><text:line-break/>    ИНАЧЕ команда2<text:line-break/><text:line-break/>  КОНЕЦ ЕСЛИ<text:line-break/><text:line-break/>выполняется команда1 (если условие истинно) или команда2 (если условие ложно).<text:line-break/><text:line-break/> <text:line-break/><text:line-break/>Какая строка получится в результате применения приведённой ниже программы к строке, </text:span>состоящей из цифры 1, за которой следуют 80 идущих подряд цифр 8<text:span text:style-name="T6">? В ответе запишите полученную строку.<text:line-break/><text:line-break/></text:span>НАЧАЛО<text:line-break/><text:line-break/>  ПОКА нашлось (18) ИЛИ нашлось (288) ИЛИ нашлось (3888)<text:line-break/><text:line-break/>    ЕСЛИ нашлось (18)<text:line-break/><text:line-break/>      ТО заменить (18, 2)<text:line-break/><text:line-break/>      ИНАЧЕ ЕСЛИ нашлось (288)<text:line-break/><text:line-break/>        ТО заменить (288, 3)<text:line-break/><text:line-break/>        ИНАЧЕ заменить (3888, 1)<text:line-break/><text:line-break/>      КОНЕЦ ЕСЛИ<text:line-break/><text:line-break/>    КОНЕЦ ЕСЛИ<text:line-break/><text:line-break/>  КОНЕЦ ПОКА<text:line-break/><text:line-break/>КОНЕЦ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S Text" svg:font-family="'YS Text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0:14:47.888000000</meta:creation-date>
    <dc:date>2025-04-28T10:30:25.529000000</dc:date>
    <meta:editing-duration>PT5M25S</meta:editing-duration>
    <meta:editing-cycles>1</meta:editing-cycles>
    <meta:document-statistic meta:table-count="2" meta:image-count="0" meta:object-count="0" meta:page-count="4" meta:paragraph-count="29" meta:word-count="796" meta:character-count="5186" meta:non-whitespace-character-count="4251"/>
    <meta:generator>LibreOffice/24.8.0.3$Windows_X86_64 LibreOffice_project/0bdf1299c94fe897b119f97f3c613e9dca6be583</meta:generator>
  </office:meta>
</office:document-meta>
</file>